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f43f5" officeooo:paragraph-rsid="000f43f5"/>
    </style:style>
    <style:style style:name="P2" style:family="paragraph" style:parent-style-name="Standard">
      <style:text-properties style:font-name="DejaVu Sans" officeooo:rsid="000f4505" officeooo:paragraph-rsid="000f4505"/>
    </style:style>
    <style:style style:name="P3" style:family="paragraph" style:parent-style-name="Standard">
      <style:text-properties style:font-name="DejaVu Sans" officeooo:rsid="00171d0f" officeooo:paragraph-rsid="00171d0f"/>
    </style:style>
    <style:style style:name="P4" style:family="paragraph" style:parent-style-name="Standard">
      <style:text-properties style:font-name="DejaVu Sans" fo:font-weight="bold" officeooo:rsid="000f4505" officeooo:paragraph-rsid="000f4505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127fa4" officeooo:paragraph-rsid="00127fa4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17afb5" officeooo:paragraph-rsid="0017afb5" style:font-weight-asian="bold" style:font-weight-complex="bold"/>
    </style:style>
    <style:style style:name="P7" style:family="paragraph" style:parent-style-name="Standard">
      <style:text-properties style:font-name="DejaVu Sans" fo:font-size="14pt" fo:font-weight="bold" officeooo:rsid="000f43f5" officeooo:paragraph-rsid="000f43f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officeooo:rsid="0011373d" officeooo:paragraph-rsid="0011373d"/>
    </style:style>
    <style:style style:name="P9" style:family="paragraph" style:parent-style-name="Standard">
      <style:text-properties style:font-name="DejaVu Sans" fo:font-weight="bold" officeooo:rsid="00127fa4" officeooo:paragraph-rsid="00127fa4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025b166" officeooo:paragraph-rsid="0025b166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025b166" officeooo:paragraph-rsid="002796c1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025b166" officeooo:paragraph-rsid="002860b4" style:font-weight-asian="bold" style:font-weight-complex="bold"/>
    </style:style>
    <style:style style:name="P13" style:family="paragraph" style:parent-style-name="Standard">
      <style:text-properties style:font-name="DejaVu Sans" fo:font-weight="normal" officeooo:rsid="00246a3a" officeooo:paragraph-rsid="00246a3a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025b166" officeooo:paragraph-rsid="0025b166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025b166" officeooo:paragraph-rsid="002796c1" style:font-weight-asian="normal" style:font-weight-complex="normal"/>
    </style:style>
    <style:style style:name="P16" style:family="paragraph" style:parent-style-name="Standard">
      <style:paragraph-properties style:writing-mode="lr-tb"/>
      <style:text-properties style:font-name="DejaVu Sans" fo:font-weight="bold" officeooo:rsid="0027bc7b" officeooo:paragraph-rsid="0027bc7b" style:font-weight-asian="bold" style:font-weight-complex="bold"/>
    </style:style>
    <style:style style:name="P17" style:family="paragraph" style:parent-style-name="Standard">
      <style:paragraph-properties style:writing-mode="lr-tb"/>
      <style:text-properties style:font-name="DejaVu Sans" fo:font-weight="normal" officeooo:rsid="002860b4" officeooo:paragraph-rsid="002860b4" style:font-weight-asian="normal" style:font-weight-complex="normal"/>
    </style:style>
    <style:style style:name="P18" style:family="paragraph" style:parent-style-name="Standard">
      <style:paragraph-properties style:writing-mode="lr-tb"/>
      <style:text-properties style:font-name="DejaVu Sans" officeooo:rsid="0025b166" officeooo:paragraph-rsid="00294f74"/>
    </style:style>
    <style:style style:name="T1" style:family="text">
      <style:text-properties officeooo:rsid="000f4505"/>
    </style:style>
    <style:style style:name="T2" style:family="text">
      <style:text-properties officeooo:rsid="001903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1d0f" style:font-weight-asian="bold" style:font-weight-complex="bold"/>
    </style:style>
    <style:style style:name="T5" style:family="text">
      <style:text-properties officeooo:rsid="001ef7af"/>
    </style:style>
    <style:style style:name="T6" style:family="text">
      <style:text-properties officeooo:rsid="00226886"/>
    </style:style>
    <style:style style:name="T7" style:family="text">
      <style:text-properties officeooo:rsid="0023a1c1"/>
    </style:style>
    <style:style style:name="T8" style:family="text">
      <style:text-properties officeooo:rsid="0025b166"/>
    </style:style>
    <style:style style:name="T9" style:family="text">
      <style:text-properties officeooo:rsid="002796c1"/>
    </style:style>
    <style:style style:name="T10" style:family="text">
      <style:text-properties officeooo:rsid="0027bc7b"/>
    </style:style>
    <style:style style:name="T11" style:family="text">
      <style:text-properties officeooo:rsid="002860b4"/>
    </style:style>
    <style:style style:name="T12" style:family="text">
      <style:text-properties officeooo:rsid="00294f7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860b4" style:font-weight-asian="normal" style:font-weight-complex="normal"/>
    </style:style>
    <style:style style:name="T15" style:family="text">
      <style:text-properties fo:font-weight="normal" officeooo:rsid="002796c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kumentation zum Python-Script Bagger-<text:span text:style-name="T6">Controll-Modul</text:span> v0.<text:span text:style-name="T2">2</text:span></text:p>
      <text:p text:style-name="P1"/>
      <text:p text:style-name="P1">Das folgende Dokument gibt einen Grundlegenden Überblick über die Funktionen des Python<text:span text:style-name="T1"> 3.5 basierenden Programms Bagger_Controll_Modul in der Version 0.2 und die Planung zukünftiger Implementierungen.</text:span></text:p>
      <text:p text:style-name="P1"/>
      <text:p text:style-name="P4">1. Systemkompatibilität</text:p>
      <text:p text:style-name="P2"><text:tab/>auf Grund der Verwendung der Programmiersprache Python ist das Programm grundsätzlich auf jedem Betriebssystem mittel Python-Interpreter lauffähig. <text:span text:style-name="T6">Die Verwenung des Moduls zur steuerung der GPIO-Leiste aus dem RPi- Modul für den Raspberry PI beschränkt die kompatibilität des Programms auf die Microcomputerplatform Raspberry PI und dessen Nachfolger</text:span></text:p>
      <text:p text:style-name="P2"/>
      <text:p text:style-name="P8"/>
      <text:p text:style-name="P5">3. Implementierte Funktionen</text:p>
      <text:p text:style-name="P5">3.1 <text:span text:style-name="T7">horn()</text:span></text:p>
      <text:p text:style-name="P13">Die Funktion Schaltet das Relais, welches die Hupe versorgt, am GPIO-Pin 11 für eine Sekunde Aktiv. <text:span text:style-name="T8">Anschließend wird das Relais wieder deaktiviert.</text:span></text:p>
      <text:p text:style-name="P13"/>
      <text:p text:style-name="P10">3.2 light()</text:p>
      <text:p text:style-name="P14">Die Funktion ändert den Schaltzustand des GPIO-Pinns 13, welcher das Relai<text:span text:style-name="T9">s</text:span> für das Arbeits<text:span text:style-name="T9">l</text:span>icht des Baggers schalt.</text:p>
      <text:p text:style-name="P14"/>
      <text:p text:style-name="P11">3.<text:span text:style-name="T9">3</text:span> <text:span text:style-name="T9">Tail</text:span>light()</text:p>
      <text:p text:style-name="P15">Die Funktion ändert den Schaltzustand des GPIO-Pinns 1<text:span text:style-name="T9">5</text:span>, welcher das Relai<text:span text:style-name="T9">s</text:span> für das <text:span text:style-name="T9">Rückl</text:span>icht des Baggers schalt.</text:p>
      <text:p text:style-name="P15"/>
      <text:p text:style-name="P11">3.<text:span text:style-name="T9">4</text:span> <text:span text:style-name="T11">FU</text:span>()</text:p>
      <text:p text:style-name="P15">Die Funktion ändert den Schaltzustand des GPIO-Pinns 1<text:span text:style-name="T9">7</text:span>, welcher <text:span text:style-name="T10">den Freigabe Zustand des Frequenzumrichters controlliert.</text:span></text:p>
      <text:p text:style-name="P15"/>
      <text:p text:style-name="P16">3.5 <text:span text:style-name="T11">FU_reset()</text:span></text:p>
      <text:p text:style-name="P17">Die Funktion dient zu Zurücksetzen des Frequenzumrichters. Dazu Ändert es für 2sec den Schaltzustand des GPIO-Pins 21.</text:p>
      <text:p text:style-name="P17"/>
      <text:p text:style-name="P12">3.<text:span text:style-name="T12">6</text:span> <text:span text:style-name="T11">Pump</text:span>()</text:p>
      <text:p text:style-name="P18"><text:span text:style-name="T13">Die Funktion ändert den Schaltzustand des GPIO-Pinns </text:span><text:span text:style-name="T14">2</text:span><text:span text:style-name="T13">3, welcher das Relai</text:span><text:span text:style-name="T15">s</text:span><text:span text:style-name="T13"> für d</text:span><text:span text:style-name="T14">ie</text:span><text:span text:style-name="T13"> </text:span><text:span text:style-name="T14">Entwässerungspumpe des Wassertanks </text:span><text:span text:style-name="T13">des Baggers schalt.</text:span></text:p>
      <text:p text:style-name="P1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7:30:54.229000000</meta:creation-date>
    <dc:date>2016-05-12T11:33:54.209000000</dc:date>
    <meta:editing-duration>PT2M23S</meta:editing-duration>
    <meta:editing-cycles>3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7" meta:word-count="200" meta:character-count="1485" meta:non-whitespace-character-count="1301"/>
  </office:meta>
</office:document-meta>
</file>